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Farnell American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4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EBV-02-D</text:p>
          </table:table-cell>
          <table:table-cell table:style-name="ce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4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4"/>
          <table:table-cell table:number-columns-repeated="2"/>
          <table:table-cell office:value-type="string" calcext:value-type="string">
            <text:p>Digipot 50 koh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4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4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5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4"/>
          <table:table-cell/>
          <table:table-cell table:style-name="ce4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diode for circuit protection</text:p>
          </table:table-cell>
          <table:table-cell table:style-name="ce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BYCON</text:p>
          </table:table-cell>
          <table:table-cell table:style-name="ce7" office:value-type="string" calcext:value-type="string">
            <text:p>35ZLH100MEFC6.3X1</text:p>
          </table:table-cell>
          <table:table-cell table:style-name="ce6" office:value-type="string" calcext:value-type="string">
            <text:p><text:a xlink:href="https://nl.farnell.com/rubycon/35zlh100mefc6-3x11/cap-100-f-35v-20/dp/8126658" xlink:type="simple">8126658</text:a></text:p>
          </table:table-cell>
          <table:table-cell table:number-columns-repeated="3"/>
          <table:table-cell office:value-type="string" calcext:value-type="string">
            <text:p>100 µF 6.3 mm radia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 HOUSE</text:p>
          </table:table-cell>
          <table:table-cell table:style-name="ce4" office:value-type="string" calcext:value-type="string">
            <text:p>IC-HKB-S08-TP</text:p>
          </table:table-cell>
          <table:table-cell table:style-name="Default"/>
          <table:table-cell table:number-columns-repeated="3"/>
          <table:table-cell office:value-type="string" calcext:value-type="string">
            <text:p>laserdriver only sold via resellers, price is in the order of 7 euro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ISHAY</text:p>
          </table:table-cell>
          <table:table-cell table:style-name="ce3" office:value-type="string" calcext:value-type="string">
            <text:p>SS1H10-E3/61T</text:p>
          </table:table-cell>
          <table:table-cell table:style-name="ce3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" table:number-columns-repeated="3"/>
          <table:table-cell table:style-name="ce1" office:value-type="string" calcext:value-type="string">
            <text:p>schottky rectifier for circuit protection, flyback diode fan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-00-0000</text:date>, <text:time style:data-style-name="N2" text:time-value="15:18:07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4-23T15:22:59.654000000</dc:date>
    <meta:editing-duration>PT8H9M40S</meta:editing-duration>
    <meta:editing-cycles>44</meta:editing-cycles>
    <meta:generator>LibreOffice/6.1.4.2$Windows_X86_64 LibreOffice_project/9d0f32d1f0b509096fd65e0d4bec26ddd1938fd3</meta:generator>
    <meta:document-statistic meta:table-count="1" meta:cell-count="166" meta:object-count="0"/>
  </office:meta>
</office:document-meta>
</file>